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516in" svg:height="4.8524in" svg:x="3.5764in" svg:y="2.2169in">
            <draw:object draw:notify-on-update-of-ranges="Sheet1.G3:Sheet1.G10 Sheet1.H3:Sheet1.H10 Sheet1.G3:Sheet1.G10 Sheet1.I3:Sheet1.I10 Sheet1.G3:Sheet1.G10 Sheet1.J3:Sheet1.J10 Sheet1.K3:Sheet1.K10 Sheet1.G3:Sheet1.G10 Sheet1.L3:Sheet1.L10 Sheet1.G3:Sheet1.G10 Sheet1.M3:Sheet1.M10 Sheet1.G3:Sheet1.G10 Sheet1.N3:Sheet1.N10 Sheet1.G3:Sheet1.G10 Sheet1.O3:Sheet1.O10 Sheet1.G3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_L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V_L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62434576232" calcext:value-type="float">
            <text:p>0.0062434576232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formula="of:=[.C3]" office:value-type="float" office:value="0.0062434576232" calcext:value-type="float">
            <text:p>0.0062434576232</text:p>
          </table:table-cell>
          <table:table-cell table:formula="of:=[.C4]" office:value-type="float" office:value="0.0134846842198" calcext:value-type="float">
            <text:p>0.0134846842198</text:p>
          </table:table-cell>
          <table:table-cell table:formula="of:=[.C5]" office:value-type="float" office:value="0.0249002765263" calcext:value-type="float">
            <text:p>0.0249002765263</text:p>
          </table:table-cell>
          <table:table-cell table:formula="of:=[.C6]" office:value-type="float" office:value="0.0533870003876" calcext:value-type="float">
            <text:p>0.0533870003876</text:p>
          </table:table-cell>
          <table:table-cell table:formula="of:=[.C7]" office:value-type="float" office:value="0.0557864001834" calcext:value-type="float">
            <text:p>0.0557864001834</text:p>
          </table:table-cell>
          <table:table-cell table:formula="of:=[.C8]" office:value-type="float" office:value="0.0983605516377" calcext:value-type="float">
            <text:p>0.0983605516377</text:p>
          </table:table-cell>
          <table:table-cell table:formula="of:=[.C9]" office:value-type="float" office:value="0.1182877986686" calcext:value-type="float">
            <text:p>0.1182877986686</text:p>
          </table:table-cell>
          <table:table-cell table:formula="of:=[.C10]" office:value-type="float" office:value="0.1522682312719" calcext:value-type="float">
            <text:p>0.152268231271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134846842198" calcext:value-type="float">
            <text:p>0.013484684219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formula="of:=[.C23]" office:value-type="float" office:value="0.0063271191717" calcext:value-type="float">
            <text:p>0.0063271191717</text:p>
          </table:table-cell>
          <table:table-cell table:formula="of:=[.C24]" office:value-type="float" office:value="0.013753791168" calcext:value-type="float">
            <text:p>0.013753791168</text:p>
          </table:table-cell>
          <table:table-cell table:formula="of:=[.C25]" office:value-type="float" office:value="0.0252418414441" calcext:value-type="float">
            <text:p>0.0252418414441</text:p>
          </table:table-cell>
          <table:table-cell table:formula="of:=[.C26]" office:value-type="float" office:value="0.054535367679" calcext:value-type="float">
            <text:p>0.054535367679</text:p>
          </table:table-cell>
          <table:table-cell table:formula="of:=[.C27]" office:value-type="float" office:value="0.0565581852528" calcext:value-type="float">
            <text:p>0.0565581852528</text:p>
          </table:table-cell>
          <table:table-cell table:formula="of:=[.C28]" office:value-type="float" office:value="0.099884694789" calcext:value-type="float">
            <text:p>0.099884694789</text:p>
          </table:table-cell>
          <table:table-cell table:formula="of:=[.C29]" office:value-type="float" office:value="0.1210069896444" calcext:value-type="float">
            <text:p>0.1210069896444</text:p>
          </table:table-cell>
          <table:table-cell table:formula="of:=[.C30]" office:value-type="float" office:value="0.1548108704439" calcext:value-type="float">
            <text:p>0.154810870443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249002765263" calcext:value-type="float">
            <text:p>0.0249002765263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formula="of:=[.C43]" office:value-type="float" office:value="0.0063931898921" calcext:value-type="float">
            <text:p>0.0063931898921</text:p>
          </table:table-cell>
          <table:table-cell table:formula="of:=[.C44]" office:value-type="float" office:value="0.0139679777822" calcext:value-type="float">
            <text:p>0.0139679777822</text:p>
          </table:table-cell>
          <table:table-cell table:formula="of:=[.C45]" office:value-type="float" office:value="0.0255109146537" calcext:value-type="float">
            <text:p>0.0255109146537</text:p>
          </table:table-cell>
          <table:table-cell table:formula="of:=[.C46]" office:value-type="float" office:value="0.0554312832494" calcext:value-type="float">
            <text:p>0.0554312832494</text:p>
          </table:table-cell>
          <table:table-cell table:formula="of:=[.C47]" office:value-type="float" office:value="0.0571741540345" calcext:value-type="float">
            <text:p>0.0571741540345</text:p>
          </table:table-cell>
          <table:table-cell table:formula="of:=[.C48]" office:value-type="float" office:value="0.1010552776112" calcext:value-type="float">
            <text:p>0.1010552776112</text:p>
          </table:table-cell>
          <table:table-cell table:formula="of:=[.C49]" office:value-type="float" office:value="0.1231309809619" calcext:value-type="float">
            <text:p>0.1231309809619</text:p>
          </table:table-cell>
          <table:table-cell table:formula="of:=[.C50]" office:value-type="float" office:value="0.1567529317208" calcext:value-type="float">
            <text:p>0.156752931720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0533870003876" calcext:value-type="float">
            <text:p>0.053387000387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formula="of:=[.C63]" office:value-type="float" office:value="0.0064477002023" calcext:value-type="float">
            <text:p>0.0064477002023</text:p>
          </table:table-cell>
          <table:table-cell table:formula="of:=[.C64]" office:value-type="float" office:value="0.0141457870392" calcext:value-type="float">
            <text:p>0.0141457870392</text:p>
          </table:table-cell>
          <table:table-cell table:formula="of:=[.C65]" office:value-type="float" office:value="0.0257324768928" calcext:value-type="float">
            <text:p>0.0257324768928</text:p>
          </table:table-cell>
          <table:table-cell table:formula="of:=[.C66]" office:value-type="float" office:value="0.0561675836693" calcext:value-type="float">
            <text:p>0.0561675836693</text:p>
          </table:table-cell>
          <table:table-cell table:formula="of:=[.C67]" office:value-type="float" office:value="0.0576832661178" calcext:value-type="float">
            <text:p>0.0576832661178</text:p>
          </table:table-cell>
          <table:table-cell table:formula="of:=[.C68]" office:value-type="float" office:value="0.1020058580621" calcext:value-type="float">
            <text:p>0.1020058580621</text:p>
          </table:table-cell>
          <table:table-cell table:formula="of:=[.C69]" office:value-type="float" office:value="0.1248703247909" calcext:value-type="float">
            <text:p>0.1248703247909</text:p>
          </table:table-cell>
          <table:table-cell table:formula="of:=[.C70]" office:value-type="float" office:value="0.1583189711133" calcext:value-type="float">
            <text:p>0.1583189711133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557864001834" calcext:value-type="float">
            <text:p>0.055786400183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formula="of:=[.C83]" office:value-type="float" office:value="0.0064940377173" calcext:value-type="float">
            <text:p>0.0064940377173</text:p>
          </table:table-cell>
          <table:table-cell table:formula="of:=[.C84]" office:value-type="float" office:value="0.0142977249513" calcext:value-type="float">
            <text:p>0.0142977249513</text:p>
          </table:table-cell>
          <table:table-cell table:formula="of:=[.C85]" office:value-type="float" office:value="0.0259205422133" calcext:value-type="float">
            <text:p>0.0259205422133</text:p>
          </table:table-cell>
          <table:table-cell table:formula="of:=[.C86]" office:value-type="float" office:value="0.0567932113265" calcext:value-type="float">
            <text:p>0.0567932113265</text:p>
          </table:table-cell>
          <table:table-cell table:formula="of:=[.C87]" office:value-type="float" office:value="0.0581156457634" calcext:value-type="float">
            <text:p>0.0581156457634</text:p>
          </table:table-cell>
          <table:table-cell table:formula="of:=[.C88]" office:value-type="float" office:value="0.1028057688352" calcext:value-type="float">
            <text:p>0.1028057688352</text:p>
          </table:table-cell>
          <table:table-cell table:formula="of:=[.C89]" office:value-type="float" office:value="0.1263421982995" calcext:value-type="float">
            <text:p>0.1263421982995</text:p>
          </table:table-cell>
          <table:table-cell table:formula="of:=[.C90]" office:value-type="float" office:value="0.1596291151272" calcext:value-type="float">
            <text:p>0.1596291151272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0983605516377" calcext:value-type="float">
            <text:p>0.0983605516377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formula="of:=[.C103]" office:value-type="float" office:value="0.0065342955506" calcext:value-type="float">
            <text:p>0.0065342955506</text:p>
          </table:table-cell>
          <table:table-cell table:formula="of:=[.C104]" office:value-type="float" office:value="0.014430321843" calcext:value-type="float">
            <text:p>0.014430321843</text:p>
          </table:table-cell>
          <table:table-cell table:formula="of:=[.C105]" office:value-type="float" office:value="0.0260837463173" calcext:value-type="float">
            <text:p>0.0260837463173</text:p>
          </table:table-cell>
          <table:table-cell table:formula="of:=[.C106]" office:value-type="float" office:value="0.0573372866394" calcext:value-type="float">
            <text:p>0.0573372866394</text:p>
          </table:table-cell>
          <table:table-cell table:formula="of:=[.C107]" office:value-type="float" office:value="0.0584906639716" calcext:value-type="float">
            <text:p>0.0584906639716</text:p>
          </table:table-cell>
          <table:table-cell table:formula="of:=[.C108]" office:value-type="float" office:value="0.1034958208609" calcext:value-type="float">
            <text:p>0.1034958208609</text:p>
          </table:table-cell>
          <table:table-cell table:formula="of:=[.C109]" office:value-type="float" office:value="0.1276175636987" calcext:value-type="float">
            <text:p>0.1276175636987</text:p>
          </table:table-cell>
          <table:table-cell table:formula="of:=[.C110]" office:value-type="float" office:value="0.1607541944715" calcext:value-type="float">
            <text:p>0.160754194471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1182877986686" calcext:value-type="float">
            <text:p>0.11828779866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C123]" office:value-type="float" office:value="0.0065698572745" calcext:value-type="float">
            <text:p>0.0065698572745</text:p>
          </table:table-cell>
          <table:table-cell table:formula="of:=[.C124]" office:value-type="float" office:value="0.0145479149982" calcext:value-type="float">
            <text:p>0.0145479149982</text:p>
          </table:table-cell>
          <table:table-cell table:formula="of:=[.C125]" office:value-type="float" office:value="0.0262277823324" calcext:value-type="float">
            <text:p>0.0262277823324</text:p>
          </table:table-cell>
          <table:table-cell table:formula="of:=[.C126]" office:value-type="float" office:value="0.0578186469581" calcext:value-type="float">
            <text:p>0.0578186469581</text:p>
          </table:table-cell>
          <table:table-cell table:formula="of:=[.C127]" office:value-type="float" office:value="0.0588213490265" calcext:value-type="float">
            <text:p>0.0588213490265</text:p>
          </table:table-cell>
          <table:table-cell table:formula="of:=[.C128]" office:value-type="float" office:value="0.104102163698" calcext:value-type="float">
            <text:p>0.104102163698</text:p>
          </table:table-cell>
          <table:table-cell table:formula="of:=[.C129]" office:value-type="float" office:value="0.1287424784959" calcext:value-type="float">
            <text:p>0.1287424784959</text:p>
          </table:table-cell>
          <table:table-cell table:formula="of:=[.C130]" office:value-type="float" office:value="0.1617392936489" calcext:value-type="float">
            <text:p>0.1617392936489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522682312719" calcext:value-type="float">
            <text:p>0.1522682312719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table:formula="of:=[.C143]" office:value-type="float" office:value="0.0066016847867" calcext:value-type="float">
            <text:p>0.0066016847867</text:p>
          </table:table-cell>
          <table:table-cell table:formula="of:=[.C144]" office:value-type="float" office:value="0.0146535321464" calcext:value-type="float">
            <text:p>0.0146535321464</text:p>
          </table:table-cell>
          <table:table-cell table:formula="of:=[.C145]" office:value-type="float" office:value="0.0263565991042" calcext:value-type="float">
            <text:p>0.0263565991042</text:p>
          </table:table-cell>
          <table:table-cell table:formula="of:=[.C146]" office:value-type="float" office:value="0.0582502289512" calcext:value-type="float">
            <text:p>0.0582502289512</text:p>
          </table:table-cell>
          <table:table-cell table:formula="of:=[.C147]" office:value-type="float" office:value="0.0591168215897" calcext:value-type="float">
            <text:p>0.0591168215897</text:p>
          </table:table-cell>
          <table:table-cell table:formula="of:=[.C148]" office:value-type="float" office:value="0.1046425974296" calcext:value-type="float">
            <text:p>0.1046425974296</text:p>
          </table:table-cell>
          <table:table-cell table:formula="of:=[.C149]" office:value-type="float" office:value="0.1297485049562" calcext:value-type="float">
            <text:p>0.1297485049562</text:p>
          </table:table-cell>
          <table:table-cell table:formula="of:=[.C150]" office:value-type="float" office:value="0.1626148490646" calcext:value-type="float">
            <text:p>0.1626148490646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045415591424" calcext:value-type="float">
            <text:p>0.204541559142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17453520977" calcext:value-type="float">
            <text:p>0.21745352097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882328014905" calcext:value-type="float">
            <text:p>0.288232801490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3126754160472" calcext:value-type="float">
            <text:p>0.312675416047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3719507734661" calcext:value-type="float">
            <text:p>0.371950773466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4274160508545" calcext:value-type="float">
            <text:p>0.427416050854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4718548172714" calcext:value-type="float">
            <text:p>0.471854817271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5438985220822" calcext:value-type="float">
            <text:p>0.543898522082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5971937929578" calcext:value-type="float">
            <text:p>0.597193792957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float" office:value="0.6707414422657" calcext:value-type="float">
            <text:p>0.6707414422657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0.7407304301138" calcext:value-type="float">
            <text:p>0.7407304301138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8159396908905" calcext:value-type="float">
            <text:p>0.815939690890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63271191717" calcext:value-type="float">
            <text:p>0.006327119171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13753791168" calcext:value-type="float">
            <text:p>0.01375379116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2418414441" calcext:value-type="float">
            <text:p>0.025241841444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54535367679" calcext:value-type="float">
            <text:p>0.054535367679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565581852528" calcext:value-type="float">
            <text:p>0.056558185252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99884694789" calcext:value-type="float">
            <text:p>0.09988469478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210069896444" calcext:value-type="float">
            <text:p>0.121006989644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548108704439" calcext:value-type="float">
            <text:p>0.154810870443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04886493595" calcext:value-type="float">
            <text:p>0.210488649359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2097223045" calcext:value-type="float">
            <text:p>0.22097223045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958635062178" calcext:value-type="float">
            <text:p>0.2958635062178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210893501348" calcext:value-type="float">
            <text:p>0.321089350134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811714956886" calcext:value-type="float">
            <text:p>0.381171495688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4428137799024" calcext:value-type="float">
            <text:p>0.442813779902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794219030874" calcext:value-type="float">
            <text:p>0.479421903087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5603103265914" calcext:value-type="float">
            <text:p>0.560310326591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6053057598982" calcext:value-type="float">
            <text:p>0.605305759898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0.6826800587563" calcext:value-type="float">
            <text:p>0.682680058756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7512849004274" calcext:value-type="float">
            <text:p>0.751284900427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8248690842987" calcext:value-type="float">
            <text:p>0.824869084298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063931898921" calcext:value-type="float">
            <text:p>0.006393189892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0139679777822" calcext:value-type="float">
            <text:p>0.013967977782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0255109146537" calcext:value-type="float">
            <text:p>0.025510914653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554312832494" calcext:value-type="float">
            <text:p>0.055431283249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571741540345" calcext:value-type="float">
            <text:p>0.057174154034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010552776112" calcext:value-type="float">
            <text:p>0.101055277611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231309809619" calcext:value-type="float">
            <text:p>0.123130980961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567529317208" calcext:value-type="float">
            <text:p>0.156752931720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148487909366" calcext:value-type="float">
            <text:p>0.214848790936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238242107264" calcext:value-type="float">
            <text:p>0.223824210726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009461714902" calcext:value-type="float">
            <text:p>0.300946171490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282108992196" calcext:value-type="float">
            <text:p>0.328210899219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881629590999" calcext:value-type="float">
            <text:p>0.388162959099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4564586674114" calcext:value-type="float">
            <text:p>0.45645866741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4864358919211" calcext:value-type="float">
            <text:p>0.486435891921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5773291665968" calcext:value-type="float">
            <text:p>0.5773291665968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6137935654525" calcext:value-type="float">
            <text:p>0.613793565452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0.6956919026252" calcext:value-type="float">
            <text:p>0.695691902625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office:value-type="float" office:value="0.7635220106466" calcext:value-type="float">
            <text:p>0.763522010646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8340231117013" calcext:value-type="float">
            <text:p>0.834023111701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064477002023" calcext:value-type="float">
            <text:p>0.0064477002023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0064477002023" calcext:value-type="float">
            <text:p>0.0064477002023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0141457870392" calcext:value-type="float">
            <text:p>0.0141457870392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0141457870392" calcext:value-type="float">
            <text:p>0.0141457870392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0257324768928" calcext:value-type="float">
            <text:p>0.025732476892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0257324768928" calcext:value-type="float">
            <text:p>0.0257324768928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561675836693" calcext:value-type="float">
            <text:p>0.0561675836693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0561675836693" calcext:value-type="float">
            <text:p>0.0561675836693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576832661178" calcext:value-type="float">
            <text:p>0.057683266117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0576832661178" calcext:value-type="float">
            <text:p>0.0576832661178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020058580621" calcext:value-type="float">
            <text:p>0.1020058580621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1020058580621" calcext:value-type="float">
            <text:p>0.1020058580621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248703247909" calcext:value-type="float">
            <text:p>0.1248703247909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1248703247909" calcext:value-type="float">
            <text:p>0.1248703247909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583189711133" calcext:value-type="float">
            <text:p>0.1583189711133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1583189711133" calcext:value-type="float">
            <text:p>0.1583189711133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182824345211" calcext:value-type="float">
            <text:p>0.2182824345211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2182824345211" calcext:value-type="float">
            <text:p>0.2182824345211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2261732578191" calcext:value-type="float">
            <text:p>0.226173257819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0.2261732578191" calcext:value-type="float">
            <text:p>0.2261732578191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047111562583" calcext:value-type="float">
            <text:p>0.304711156258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0.3047111562583" calcext:value-type="float">
            <text:p>0.3047111562583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34039265116" calcext:value-type="float">
            <text:p>0.33403926511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0.334039265116" calcext:value-type="float">
            <text:p>0.334039265116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935299519471" calcext:value-type="float">
            <text:p>0.3935299519471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3935299519471" calcext:value-type="float">
            <text:p>0.3935299519471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4673832578661" calcext:value-type="float">
            <text:p>0.4673832578661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4673832578661" calcext:value-type="float">
            <text:p>0.467383257866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4926918055716" calcext:value-type="float">
            <text:p>0.4926918055716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4926918055716" calcext:value-type="float">
            <text:p>0.4926918055716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5922254546445" calcext:value-type="float">
            <text:p>0.5922254546445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5922254546445" calcext:value-type="float">
            <text:p>0.5922254546445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6229208883023" calcext:value-type="float">
            <text:p>0.6229208883023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6229208883023" calcext:value-type="float">
            <text:p>0.6229208883023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7087866143824" calcext:value-type="float">
            <text:p>0.7087866143824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7087866143824" calcext:value-type="float">
            <text:p>0.7087866143824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777753324167" calcext:value-type="float">
            <text:p>0.777753324167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777753324167" calcext:value-type="float">
            <text:p>0.777753324167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8433056592713" calcext:value-type="float">
            <text:p>0.8433056592713</text:p>
          </table:table-cell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0.8433056592713" calcext:value-type="float">
            <text:p>0.8433056592713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064940377173" calcext:value-type="float">
            <text:p>0.006494037717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0142977249513" calcext:value-type="float">
            <text:p>0.014297724951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0259205422133" calcext:value-type="float">
            <text:p>0.025920542213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567932113265" calcext:value-type="float">
            <text:p>0.056793211326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581156457634" calcext:value-type="float">
            <text:p>0.058115645763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028057688352" calcext:value-type="float">
            <text:p>0.102805768835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263421982995" calcext:value-type="float">
            <text:p>0.126342198299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596291151272" calcext:value-type="float">
            <text:p>0.159629115127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211223714039" calcext:value-type="float">
            <text:p>0.221122371403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2281502293327" calcext:value-type="float">
            <text:p>0.2281502293327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077167598078" calcext:value-type="float">
            <text:p>0.307716759807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38878505921" calcext:value-type="float">
            <text:p>0.33887850592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978186372793" calcext:value-type="float">
            <text:p>0.397818637279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4760046794185" calcext:value-type="float">
            <text:p>0.476004679418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4981317503035" calcext:value-type="float">
            <text:p>0.498131750303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6035833376909" calcext:value-type="float">
            <text:p>0.603583337690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6325057212222" calcext:value-type="float">
            <text:p>0.632505721222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0.7206900901791" calcext:value-type="float">
            <text:p>0.720690090179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0.7934551183812" calcext:value-type="float">
            <text:p>0.793455118381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8525622163168" calcext:value-type="float">
            <text:p>0.852562216316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065342955506" calcext:value-type="float">
            <text:p>0.006534295550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14430321843" calcext:value-type="float">
            <text:p>0.01443032184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260837463173" calcext:value-type="float">
            <text:p>0.0260837463173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573372866394" calcext:value-type="float">
            <text:p>0.057337286639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584906639716" calcext:value-type="float">
            <text:p>0.058490663971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034958208609" calcext:value-type="float">
            <text:p>0.103495820860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276175636987" calcext:value-type="float">
            <text:p>0.127617563698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07541944715" calcext:value-type="float">
            <text:p>0.160754194471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235493583176" calcext:value-type="float">
            <text:p>0.223549358317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298483713985" calcext:value-type="float">
            <text:p>0.229848371398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31022873615" calcext:value-type="float">
            <text:p>0.3102287361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3429919363859" calcext:value-type="float">
            <text:p>0.342991936385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4013756937754" calcext:value-type="float">
            <text:p>0.4013756937754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4829937636293" calcext:value-type="float">
            <text:p>0.4829937636293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502826293111" calcext:value-type="float">
            <text:p>0.50282629311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6119132556143" calcext:value-type="float">
            <text:p>0.611913255614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6418204807202" calcext:value-type="float">
            <text:p>0.641820480720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7307333467934" calcext:value-type="float">
            <text:p>0.730733346793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0.8092037679415" calcext:value-type="float">
            <text:p>0.809203767941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8615716144148" calcext:value-type="float">
            <text:p>0.861571614414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65698572745" calcext:value-type="float">
            <text:p>0.006569857274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5479149982" calcext:value-type="float">
            <text:p>0.014547914998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62277823324" calcext:value-type="float">
            <text:p>0.026227782332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78186469581" calcext:value-type="float">
            <text:p>0.057818646958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88213490265" calcext:value-type="float">
            <text:p>0.058821349026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04102163698" calcext:value-type="float">
            <text:p>0.10410216369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287424784959" calcext:value-type="float">
            <text:p>0.128742478495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617392936489" calcext:value-type="float">
            <text:p>0.1617392936489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256710874757" calcext:value-type="float">
            <text:p>0.225671087475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313326638949" calcext:value-type="float">
            <text:p>0.231332663894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12390939704" calcext:value-type="float">
            <text:p>0.31239093970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465632927931" calcext:value-type="float">
            <text:p>0.346563292793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044120181815" calcext:value-type="float">
            <text:p>0.4044120181815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888539263516" calcext:value-type="float">
            <text:p>0.488853926351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068968866926" calcext:value-type="float">
            <text:p>0.506896886692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182929740197" calcext:value-type="float">
            <text:p>0.6182929740197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6502991500587" calcext:value-type="float">
            <text:p>0.650299150058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390031573076" calcext:value-type="float">
            <text:p>0.7390031573076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8236258569692" calcext:value-type="float">
            <text:p>0.823625856969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700869403744" calcext:value-type="float">
            <text:p>0.870086940374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0066016847867" calcext:value-type="float">
            <text:p>0.006601684786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0.0146535321464" calcext:value-type="float">
            <text:p>0.01465353214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0263565991042" calcext:value-type="float">
            <text:p>0.026356599104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.0582502289512" calcext:value-type="float">
            <text:p>0.058250228951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0591168215897" calcext:value-type="float">
            <text:p>0.059116821589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1046425974296" calcext:value-type="float">
            <text:p>0.104642597429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0.1297485049562" calcext:value-type="float">
            <text:p>0.1297485049562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0.1626148490646" calcext:value-type="float">
            <text:p>0.1626148490646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0.2275570169471" calcext:value-type="float">
            <text:p>0.227557016947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0.2326489064567" calcext:value-type="float">
            <text:p>0.2326489064567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0.3142904408765" calcext:value-type="float">
            <text:p>0.314290440876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0.3497176927588" calcext:value-type="float">
            <text:p>0.34971769275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0.4070603726392" calcext:value-type="float">
            <text:p>0.407060372639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0.4939082819041" calcext:value-type="float">
            <text:p>0.493908281904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0.5104628783528" calcext:value-type="float">
            <text:p>0.510462878352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0.6234734543755" calcext:value-type="float">
            <text:p>0.6234734543755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0.657817172005" calcext:value-type="float">
            <text:p>0.657817172005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0.7458802846036" calcext:value-type="float">
            <text:p>0.7458802846036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0.8361433900286" calcext:value-type="float">
            <text:p>0.836143390028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0.8779192424821" calcext:value-type="float">
            <text:p>0.8779192424821</text:p>
          </table:table-cell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33:44.737451262</meta:creation-date>
    <dc:date>2021-12-10T19:34:46.326447841</dc:date>
    <meta:editing-duration>PT8M4S</meta:editing-duration>
    <meta:editing-cycles>2</meta:editing-cycles>
    <meta:generator>LibreOffice/6.4.7.2$Linux_X86_64 LibreOffice_project/40$Build-2</meta:generator>
    <meta:document-statistic meta:table-count="1" meta:cell-count="5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4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9cm" svg:height="12.326cm" xlink:href=".." xlink:type="simple" chart:class="chart:scatter" chart:style-name="ch1">
        <chart:legend chart:legend-position="end" svg:x="16.758cm" svg:y="4.121cm" style:legend-expansion="high" chart:style-name="ch2"/>
        <chart:plot-area chart:style-name="ch3" table:cell-range-address="Sheet1.G3:Sheet1.O10" chart:data-source-has-labels="row" svg:x="1.34cm" svg:y="0.065cm" svg:width="15.119cm" svg:height="11.511cm">
          <chartooo:coordinate-region svg:x="2.252cm" svg:y="0.264cm" svg:width="13.967cm" svg:height="10.665cm"/>
          <chart:axis chart:dimension="x" chart:name="primary-x" chart:style-name="ch4">
            <chart:title svg:x="8.551cm" svg:y="11.766cm" chart:style-name="ch5">
              <text:p>V_L</text:p>
            </chart:title>
          </chart:axis>
          <chart:axis chart:dimension="y" chart:name="primary-y" chart:style-name="ch6">
            <chart:title svg:x="0.387cm" svg:y="6.949cm" chart:style-name="ch7">
              <text:p>Energy (E [au])</text:p>
            </chart:title>
            <chart:grid chart:style-name="ch8" chart:class="major"/>
          </chart:axis>
          <chart:series chart:style-name="ch9" chart:values-cell-range-address="Sheet1.H3:Sheet1.H10" loext:label-string="energy_00" chart:class="chart:scatter">
            <chart:domain table:cell-range-address="Sheet1.G3:Sheet1.G10"/>
            <chart:data-point chart:repeated="8"/>
          </chart:series>
          <chart:series chart:style-name="ch10" chart:values-cell-range-address="Sheet1.I3:Sheet1.I10" loext:label-string="energy_01" chart:class="chart:scatter">
            <chart:data-point chart:repeated="8"/>
          </chart:series>
          <chart:series chart:style-name="ch11" chart:values-cell-range-address="Sheet1.J3:Sheet1.J10" loext:label-string="energy_02" chart:class="chart:scatter">
            <chart:data-point chart:repeated="8"/>
          </chart:series>
          <chart:series chart:style-name="ch12" chart:values-cell-range-address="Sheet1.K3:Sheet1.K10" loext:label-string="energy_03" chart:class="chart:scatter">
            <chart:data-point chart:repeated="8"/>
          </chart:series>
          <chart:series chart:style-name="ch13" chart:values-cell-range-address="Sheet1.L3:Sheet1.L10" loext:label-string="energy_04" chart:class="chart:scatter">
            <chart:data-point chart:repeated="8"/>
          </chart:series>
          <chart:series chart:style-name="ch14" chart:values-cell-range-address="Sheet1.M3:Sheet1.M10" loext:label-string="energy_05" chart:class="chart:scatter">
            <chart:data-point chart:repeated="8"/>
          </chart:series>
          <chart:series chart:style-name="ch15" chart:values-cell-range-address="Sheet1.N3:Sheet1.N10" loext:label-string="energy_06" chart:class="chart:scatter">
            <chart:data-point chart:repeated="8"/>
          </chart:series>
          <chart:series chart:style-name="ch16" chart:values-cell-range-address="Sheet1.O3:Sheet1.O10" loext:label-string="energy_07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ergy_00</text:p>
              </table:table-cell>
              <table:table-cell office:value-type="string">
                <text:p>energy_01</text:p>
              </table:table-cell>
              <table:table-cell office:value-type="string">
                <text:p>energy_02</text:p>
              </table:table-cell>
              <table:table-cell office:value-type="string">
                <text:p>energy_03</text:p>
              </table:table-cell>
              <table:table-cell office:value-type="string">
                <text:p>energy_04</text:p>
              </table:table-cell>
              <table:table-cell office:value-type="string">
                <text:p>energy_05</text:p>
              </table:table-cell>
              <table:table-cell office:value-type="string">
                <text:p>energy_06</text:p>
              </table:table-cell>
              <table:table-cell office:value-type="string">
                <text:p>energy_0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G3:Sheet1.G10</svg:desc>
                </draw:g>
              </table:table-cell>
              <table:table-cell office:value-type="float" office:value="0.0062434576232">
                <text:p>0.0062434576232</text:p>
                <draw:g>
                  <svg:desc>Sheet1.H3:Sheet1.H10</svg:desc>
                </draw:g>
              </table:table-cell>
              <table:table-cell office:value-type="float" office:value="0.0134846842198">
                <text:p>0.0134846842198</text:p>
                <draw:g>
                  <svg:desc>Sheet1.I3:Sheet1.I10</svg:desc>
                </draw:g>
              </table:table-cell>
              <table:table-cell office:value-type="float" office:value="0.0249002765263">
                <text:p>0.0249002765263</text:p>
                <draw:g>
                  <svg:desc>Sheet1.J3:Sheet1.J10</svg:desc>
                </draw:g>
              </table:table-cell>
              <table:table-cell office:value-type="float" office:value="0.0533870003876">
                <text:p>0.0533870003876</text:p>
                <draw:g>
                  <svg:desc>Sheet1.K3:Sheet1.K10</svg:desc>
                </draw:g>
              </table:table-cell>
              <table:table-cell office:value-type="float" office:value="0.0557864001834">
                <text:p>0.0557864001834</text:p>
                <draw:g>
                  <svg:desc>Sheet1.L3:Sheet1.L10</svg:desc>
                </draw:g>
              </table:table-cell>
              <table:table-cell office:value-type="float" office:value="0.0983605516377">
                <text:p>0.0983605516377</text:p>
                <draw:g>
                  <svg:desc>Sheet1.M3:Sheet1.M10</svg:desc>
                </draw:g>
              </table:table-cell>
              <table:table-cell office:value-type="float" office:value="0.1182877986686">
                <text:p>0.1182877986686</text:p>
                <draw:g>
                  <svg:desc>Sheet1.N3:Sheet1.N10</svg:desc>
                </draw:g>
              </table:table-cell>
              <table:table-cell office:value-type="float" office:value="0.1522682312719">
                <text:p>0.1522682312719</text:p>
                <draw:g>
                  <svg:desc>Sheet1.O3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63271191717">
                <text:p>0.0063271191717</text:p>
              </table:table-cell>
              <table:table-cell office:value-type="float" office:value="0.013753791168">
                <text:p>0.013753791168</text:p>
              </table:table-cell>
              <table:table-cell office:value-type="float" office:value="0.0252418414441">
                <text:p>0.0252418414441</text:p>
              </table:table-cell>
              <table:table-cell office:value-type="float" office:value="0.054535367679">
                <text:p>0.054535367679</text:p>
              </table:table-cell>
              <table:table-cell office:value-type="float" office:value="0.0565581852528">
                <text:p>0.0565581852528</text:p>
              </table:table-cell>
              <table:table-cell office:value-type="float" office:value="0.099884694789">
                <text:p>0.099884694789</text:p>
              </table:table-cell>
              <table:table-cell office:value-type="float" office:value="0.1210069896444">
                <text:p>0.1210069896444</text:p>
              </table:table-cell>
              <table:table-cell office:value-type="float" office:value="0.1548108704439">
                <text:p>0.1548108704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63931898921">
                <text:p>0.0063931898921</text:p>
              </table:table-cell>
              <table:table-cell office:value-type="float" office:value="0.0139679777822">
                <text:p>0.0139679777822</text:p>
              </table:table-cell>
              <table:table-cell office:value-type="float" office:value="0.0255109146537">
                <text:p>0.0255109146537</text:p>
              </table:table-cell>
              <table:table-cell office:value-type="float" office:value="0.0554312832494">
                <text:p>0.0554312832494</text:p>
              </table:table-cell>
              <table:table-cell office:value-type="float" office:value="0.0571741540345">
                <text:p>0.0571741540345</text:p>
              </table:table-cell>
              <table:table-cell office:value-type="float" office:value="0.1010552776112">
                <text:p>0.1010552776112</text:p>
              </table:table-cell>
              <table:table-cell office:value-type="float" office:value="0.1231309809619">
                <text:p>0.1231309809619</text:p>
              </table:table-cell>
              <table:table-cell office:value-type="float" office:value="0.1567529317208">
                <text:p>0.1567529317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0064477002023">
                <text:p>0.0064477002023</text:p>
              </table:table-cell>
              <table:table-cell office:value-type="float" office:value="0.0141457870392">
                <text:p>0.0141457870392</text:p>
              </table:table-cell>
              <table:table-cell office:value-type="float" office:value="0.0257324768928">
                <text:p>0.0257324768928</text:p>
              </table:table-cell>
              <table:table-cell office:value-type="float" office:value="0.0561675836693">
                <text:p>0.0561675836693</text:p>
              </table:table-cell>
              <table:table-cell office:value-type="float" office:value="0.0576832661178">
                <text:p>0.0576832661178</text:p>
              </table:table-cell>
              <table:table-cell office:value-type="float" office:value="0.1020058580621">
                <text:p>0.1020058580621</text:p>
              </table:table-cell>
              <table:table-cell office:value-type="float" office:value="0.1248703247909">
                <text:p>0.1248703247909</text:p>
              </table:table-cell>
              <table:table-cell office:value-type="float" office:value="0.1583189711133">
                <text:p>0.1583189711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064940377173">
                <text:p>0.0064940377173</text:p>
              </table:table-cell>
              <table:table-cell office:value-type="float" office:value="0.0142977249513">
                <text:p>0.0142977249513</text:p>
              </table:table-cell>
              <table:table-cell office:value-type="float" office:value="0.0259205422133">
                <text:p>0.0259205422133</text:p>
              </table:table-cell>
              <table:table-cell office:value-type="float" office:value="0.0567932113265">
                <text:p>0.0567932113265</text:p>
              </table:table-cell>
              <table:table-cell office:value-type="float" office:value="0.0581156457634">
                <text:p>0.0581156457634</text:p>
              </table:table-cell>
              <table:table-cell office:value-type="float" office:value="0.1028057688352">
                <text:p>0.1028057688352</text:p>
              </table:table-cell>
              <table:table-cell office:value-type="float" office:value="0.1263421982995">
                <text:p>0.1263421982995</text:p>
              </table:table-cell>
              <table:table-cell office:value-type="float" office:value="0.1596291151272">
                <text:p>0.1596291151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0065342955506">
                <text:p>0.0065342955506</text:p>
              </table:table-cell>
              <table:table-cell office:value-type="float" office:value="0.014430321843">
                <text:p>0.014430321843</text:p>
              </table:table-cell>
              <table:table-cell office:value-type="float" office:value="0.0260837463173">
                <text:p>0.0260837463173</text:p>
              </table:table-cell>
              <table:table-cell office:value-type="float" office:value="0.0573372866394">
                <text:p>0.0573372866394</text:p>
              </table:table-cell>
              <table:table-cell office:value-type="float" office:value="0.0584906639716">
                <text:p>0.0584906639716</text:p>
              </table:table-cell>
              <table:table-cell office:value-type="float" office:value="0.1034958208609">
                <text:p>0.1034958208609</text:p>
              </table:table-cell>
              <table:table-cell office:value-type="float" office:value="0.1276175636987">
                <text:p>0.1276175636987</text:p>
              </table:table-cell>
              <table:table-cell office:value-type="float" office:value="0.1607541944715">
                <text:p>0.1607541944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065698572745">
                <text:p>0.0065698572745</text:p>
              </table:table-cell>
              <table:table-cell office:value-type="float" office:value="0.0145479149982">
                <text:p>0.0145479149982</text:p>
              </table:table-cell>
              <table:table-cell office:value-type="float" office:value="0.0262277823324">
                <text:p>0.0262277823324</text:p>
              </table:table-cell>
              <table:table-cell office:value-type="float" office:value="0.0578186469581">
                <text:p>0.0578186469581</text:p>
              </table:table-cell>
              <table:table-cell office:value-type="float" office:value="0.0588213490265">
                <text:p>0.0588213490265</text:p>
              </table:table-cell>
              <table:table-cell office:value-type="float" office:value="0.104102163698">
                <text:p>0.104102163698</text:p>
              </table:table-cell>
              <table:table-cell office:value-type="float" office:value="0.1287424784959">
                <text:p>0.1287424784959</text:p>
              </table:table-cell>
              <table:table-cell office:value-type="float" office:value="0.1617392936489">
                <text:p>0.1617392936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0.0066016847867">
                <text:p>0.0066016847867</text:p>
              </table:table-cell>
              <table:table-cell office:value-type="float" office:value="0.0146535321464">
                <text:p>0.0146535321464</text:p>
              </table:table-cell>
              <table:table-cell office:value-type="float" office:value="0.0263565991042">
                <text:p>0.0263565991042</text:p>
              </table:table-cell>
              <table:table-cell office:value-type="float" office:value="0.0582502289512">
                <text:p>0.0582502289512</text:p>
              </table:table-cell>
              <table:table-cell office:value-type="float" office:value="0.0591168215897">
                <text:p>0.0591168215897</text:p>
              </table:table-cell>
              <table:table-cell office:value-type="float" office:value="0.1046425974296">
                <text:p>0.1046425974296</text:p>
              </table:table-cell>
              <table:table-cell office:value-type="float" office:value="0.1297485049562">
                <text:p>0.1297485049562</text:p>
              </table:table-cell>
              <table:table-cell office:value-type="float" office:value="0.1626148490646">
                <text:p>0.1626148490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